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Some te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reate things done!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his is a tit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reat option</text:p>
              </text:list-item>
              <text:list-item>
                <text:p>Great main</text:p>
              </text:list-item>
              <text:list-item>
                <text:p>Great third subtit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33:49.465837753</meta:creation-date>
    <dc:date>2024-04-04T17:34:50.123867055</dc:date>
    <meta:editing-duration>PT1M1S</meta:editing-duration>
    <meta:editing-cycles>1</meta:editing-cycles>
    <meta:document-statistic meta:object-count="29"/>
    <meta:generator>LibreOffice/7.5.9.2$Linux_X86_64 LibreOffice_project/50$Build-2</meta:generator>
  </office:meta>
</office:document-meta>
</file>